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5pt" officeooo:rsid="00176881" officeooo:paragraph-rsid="00176881" style:font-size-asian="13.1000003814697pt" style:font-size-complex="15pt"/>
    </style:style>
    <style:style style:name="P2" style:family="paragraph" style:parent-style-name="Frame_20_contents">
      <style:paragraph-properties fo:text-align="center" style:justify-single-word="false"/>
      <style:text-properties fo:font-size="15pt" fo:font-weight="bold" officeooo:rsid="00176881" officeooo:paragraph-rsid="00176881" style:font-size-asian="13.1000003814697pt" style:font-weight-asian="bold" style:font-size-complex="15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9pt" officeooo:rsid="00176881" officeooo:paragraph-rsid="00176881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1ea20" officeooo:paragraph-rsid="0011ea20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1ea20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2238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a797c" officeooo:paragraph-rsid="001a79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22384" officeooo:paragraph-rsid="00122384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22384" officeooo:paragraph-rsid="0013dd18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36fb5" officeooo:paragraph-rsid="00136fb5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36fb5" officeooo:paragraph-rsid="0013dd18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3dd18" officeooo:paragraph-rsid="0013dd18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41de2" officeooo:paragraph-rsid="00141de2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5bbe8" officeooo:paragraph-rsid="0015bbe8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5d998" officeooo:paragraph-rsid="0015d998"/>
    </style:style>
    <style:style style:name="P16" style:family="paragraph" style:parent-style-name="Standard">
      <style:paragraph-properties fo:text-align="start" style:justify-single-word="false"/>
      <style:text-properties style:font-name="Arial" officeooo:paragraph-rsid="001694b0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93522" officeooo:paragraph-rsid="00193522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93522" officeooo:paragraph-rsid="001a284b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3dd18" officeooo:paragraph-rsid="0013dd18" fo:background-color="#ffff00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ffff00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36fb5" officeooo:paragraph-rsid="0013dd18" fo:background-color="#d4ea6b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d4ea6b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3dd18" officeooo:paragraph-rsid="0013dd18" fo:background-color="#d4ea6b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a284b" officeooo:paragraph-rsid="001a284b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36fb5" officeooo:paragraph-rsid="0013dd18" fo:background-color="#b4c7dc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b4c7dc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a797c" officeooo:paragraph-rsid="001a797c"/>
    </style:style>
    <style:style style:name="P28" style:family="paragraph" style:parent-style-name="Standard">
      <style:paragraph-properties fo:text-align="start" style:justify-single-word="false"/>
      <style:text-properties officeooo:paragraph-rsid="0013dd18" fo:background-color="#d4ea6b"/>
    </style:style>
    <style:style style:name="P29" style:family="paragraph" style:parent-style-name="Standard">
      <style:paragraph-properties fo:text-align="center" style:justify-single-word="false"/>
      <style:text-properties officeooo:paragraph-rsid="0011ea20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122384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13dd18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 fo:font-weight="bold" officeooo:rsid="0013dd18" officeooo:paragraph-rsid="0013dd18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Arial" fo:font-weight="bold" officeooo:rsid="0015d998" officeooo:paragraph-rsid="0015d998" style:font-weight-asian="bold" style:font-weight-complex="bold"/>
    </style:style>
    <style:style style:name="P34" style:family="paragraph" style:parent-style-name="Frame_20_contents">
      <style:paragraph-properties fo:text-align="end" style:justify-single-word="false"/>
      <style:text-properties officeooo:paragraph-rsid="00176881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d4ea6b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1a284b" officeooo:paragraph-rsid="001a284b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1d18a7" officeooo:paragraph-rsid="001d18a7"/>
    </style:style>
    <style:style style:name="P38" style:family="paragraph" style:parent-style-name="Standard">
      <style:paragraph-properties fo:text-align="start" style:justify-single-word="false"/>
      <style:text-properties officeooo:paragraph-rsid="001b078d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text-align="end" style:writing-mode="lr-tb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ffffff"/>
    </style:style>
    <style:style style:name="T1" style:family="text">
      <style:text-properties officeooo:rsid="00122384"/>
    </style:style>
    <style:style style:name="T2" style:family="text">
      <style:text-properties officeooo:rsid="0013dd18"/>
    </style:style>
    <style:style style:name="T3" style:family="text">
      <style:text-properties style:font-name="Arial" officeooo:rsid="00136fb5"/>
    </style:style>
    <style:style style:name="T4" style:family="text">
      <style:text-properties style:font-name="Arial" officeooo:rsid="0013dd18"/>
    </style:style>
    <style:style style:name="T5" style:family="text">
      <style:text-properties style:font-name="Arial" fo:font-weight="bold" officeooo:rsid="001a797c" style:font-weight-asian="bold" style:font-weight-complex="bold"/>
    </style:style>
    <style:style style:name="T6" style:family="text">
      <style:text-properties style:font-name="Arial" fo:font-weight="bold" officeooo:rsid="0011ea20" style:font-weight-asian="bold" style:font-weight-complex="bold"/>
    </style:style>
    <style:style style:name="T7" style:family="text">
      <style:text-properties style:font-name="Arial" fo:font-size="10pt" officeooo:rsid="0012def0" style:font-size-asian="10pt" style:font-size-complex="10pt"/>
    </style:style>
    <style:style style:name="T8" style:family="text">
      <style:text-properties style:font-name="Arial" fo:font-size="10pt" officeooo:rsid="001b078d" style:font-size-asian="10pt" style:font-size-complex="10pt"/>
    </style:style>
    <style:style style:name="T9" style:family="text">
      <style:text-properties officeooo:rsid="00141de2"/>
    </style:style>
    <style:style style:name="T10" style:family="text">
      <style:text-properties officeooo:rsid="0015bbe8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d4ea6b" loext:char-shading-value="0"/>
    </style:style>
    <style:style style:name="T13" style:family="text">
      <style:text-properties fo:background-color="#d4ea6b" loext:char-shading-value="0"/>
    </style:style>
    <style:style style:name="T14" style:family="text">
      <style:text-properties fo:background-color="#b4c7dc" loext:char-shading-value="0"/>
    </style:style>
    <style:style style:name="T15" style:family="text">
      <style:text-properties officeooo:rsid="0013dd18" fo:background-color="#b4c7dc" loext:char-shading-value="0"/>
    </style:style>
    <style:style style:name="T16" style:family="text">
      <style:text-properties fo:color="#000000" style:font-name="Arial" fo:font-size="10pt" officeooo:rsid="0012def0" fo:background-color="#ffffff" loext:char-shading-value="0" style:font-size-asian="10pt" style:font-size-complex="10pt"/>
    </style:style>
    <style:style style:name="T17" style:family="text">
      <style:text-properties fo:color="#000000" style:font-name="Arial" fo:font-size="10pt" fo:font-weight="normal" officeooo:rsid="0012def0" fo:background-color="#ffffff" loext:char-shading-value="0" style:font-size-asian="10pt" style:font-weight-asian="normal" style:font-size-complex="10pt" style:font-weight-complex="normal"/>
    </style:style>
    <style:style style:name="T18" style:family="text">
      <style:text-properties fo:font-size="10pt" officeooo:rsid="00176881" style:font-size-asian="10pt" style:font-size-complex="10pt"/>
    </style:style>
    <style:style style:name="T19" style:family="text">
      <style:text-properties officeooo:rsid="001b7a40"/>
    </style:style>
    <style:style style:name="T20" style:family="text">
      <style:text-properties officeooo:rsid="001d18a7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pt" fo:font-weight="bold" style:font-size-asian="2pt" style:font-weight-asian="bold" style:font-size-complex="2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672cm" fo:min-width="5.50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969cm" fo:min-width="4.868cm" style:run-through="foreground"/>
      <style:paragraph-properties style:writing-mode="lr-tb"/>
    </style:style>
    <style:style style:name="gr5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2.672cm" fo:min-width="5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022 Spring CPSC 240</text:p>
      <text:p text:style-name="P29"><text:span text:style-name="T5">Practice Exercise</text:span><text:span text:style-name="T6"> 1: Triangles</text:span></text:p>
      <text:p text:style-name="P4"/>
      <text:p text:style-name="P4"/>
      <text:p text:style-name="P4"/>
      <text:p text:style-name="P6">Preface</text:p>
      <text:p text:style-name="P4"/>
      <text:p text:style-name="P4">This is a simple to introduce programming students to the standard platform used in educational sites for learning assembly programming. <text:s/><text:span text:style-name="T1">This is the same platform you will use for programming tests later in the semester.</text:span></text:p>
      <text:p text:style-name="P4"/>
      <text:p text:style-name="P4"/>
      <text:p text:style-name="P4"/>
      <text:p text:style-name="P6">Program specification</text:p>
      <text:p text:style-name="P8"/>
      <text:p text:style-name="P8">Make a hybrid program where the main module is written in X86 assembly. <text:s/>The program takes as input the lengths of two sides of a triangle and the size of the included angle in degrees. <text:s/>Using those data the program computes the area of the triangle and the length of the perimeter of the triangle and displays the results in a friendly readable format.</text:p>
      <text:p text:style-name="P8"/>
      <text:p text:style-name="P8"/>
      <text:p text:style-name="P8"/>
      <text:p text:style-name="P6"/>
      <text:p text:style-name="P30">Sample dialog with the user of the program <text:span text:style-name="T2">with valid inputs.</text:span></text:p>
      <text:p text:style-name="P8"/>
      <text:p text:style-name="P10"/>
      <text:p text:style-name="P10"/>
      <text:p text:style-name="P20">Welcome to Amazing Triangles programmed by John Coffee on January 24, 2022.</text:p>
      <text:p text:style-name="P8"/>
      <text:p text:style-name="P35">We take care of all your triangles.</text:p>
      <text:p text:style-name="P10"/>
      <text:p text:style-name="P10"><text:span text:style-name="T13">Please enter your name:</text:span> <text:s/><text:span text:style-name="T14">Juan Wilder</text:span></text:p>
      <text:p text:style-name="P10"/>
      <text:p text:style-name="P35">Good morning Juan, please enter the length of side 1, length of side 2, and size (degrees) of the included angle between them as real float numbers. <text:s/>Separate the numbers by white space, and be sure to press &lt;enter&gt; after the last inputted number.</text:p>
      <text:p text:style-name="P10"/>
      <text:p text:style-name="P26">5.75 <text:s text:c="2"/>6.9 <text:s text:c="2"/>32.7448 <text:s/>&lt;enter&gt;</text:p>
      <text:p text:style-name="P10"/>
      <text:p text:style-name="P22">Thank you Juan. <text:s/>You entered 5.750000 <text:s text:c="3"/>6.8999999 <text:s text:c="4"/>32.7448000</text:p>
      <text:p text:style-name="P22"/>
      <text:p text:style-name="P22">The area of your triangle is 24.888888 square units</text:p>
      <text:p text:style-name="P22"/>
      <text:p text:style-name="P22">The perimeter is 19.567 linear units.</text:p>
      <text:p text:style-name="P22"/>
      <text:p text:style-name="P22">The area will now be sent to the driver function.</text:p>
      <text:p text:style-name="P10"/>
      <text:p text:style-name="P19">The driver received this number 24.888888888 and will simply keep it.</text:p>
      <text:p text:style-name="P19"/>
      <text:p text:style-name="P19">An integer zero will now be sent to the operating system. <text:s/>Have a good day. <text:s/>Bye</text:p>
      <text:p text:style-name="P12"/>
      <text:p text:style-name="P12"/>
      <text:p text:style-name="P12"/>
      <text:p text:style-name="P12"/>
      <text:p text:style-name="P18">Color legend</text:p>
      <text:p text:style-name="P18"><text:span text:style-name="T11">Yellow</text:span>: driver</text:p>
      <text:p text:style-name="P18"><text:span text:style-name="T13">Green:</text:span> <text:s/>X86</text:p>
      <text:p text:style-name="P24"><text:span text:style-name="T14">Blue</text:span>: <text:s text:c="2"/>keyboard (stdin)</text:p>
      <text:p text:style-name="P24"/>
      <text:p text:style-name="P24"/>
      <text:p text:style-name="P24">Replace John Coffee’s name with your own name.</text:p>
      <text:p text:style-name="P24"/>
      <text:p text:style-name="P24">Replace the old date with the date you made this program.</text:p>
      <text:p text:style-name="P31">Sample dialog with the user of the program <text:span text:style-name="T2">with </text:span><text:span text:style-name="T20">an invalid input.</text:span></text:p>
      <text:p text:style-name="P9"/>
      <text:p text:style-name="P11"/>
      <text:p text:style-name="P11"/>
      <text:p text:style-name="P11"><text:span text:style-name="T11">Welcome to Amazing Triangles programmed by John Coffee on January 24, 2022</text:span>.</text:p>
      <text:p text:style-name="P9"/>
      <text:p text:style-name="P21">We take care of all your triangles.</text:p>
      <text:p text:style-name="P21"/>
      <text:p text:style-name="P21">Please enter your name: <text:s/><text:span text:style-name="T15">Elizabeth Torres</text:span></text:p>
      <text:p text:style-name="P21"/>
      <text:p text:style-name="P21">Good morning <text:span text:style-name="T2">Elizabeth</text:span>, please enter the length of side 1, length of side 2, and size (degrees) of the included angle between them as real float numbers. <text:s/>Separate the numbers by white space, and be sure to press &lt;enter&gt; after the last inputted number.</text:p>
      <text:p text:style-name="P21"/>
      <text:p text:style-name="P25"><text:span text:style-name="T2">12.5</text:span> <text:s text:c="2"/>-<text:span text:style-name="T2">15.6</text:span> <text:s text:c="3"/><text:span text:style-name="T2">120.5</text:span> <text:s/>&lt;enter&gt;</text:p>
      <text:p text:style-name="P21"/>
      <text:p text:style-name="P28"><text:span text:style-name="T3">Thank you Juan. <text:s/>You entered </text:span><text:span text:style-name="T4">12.50000</text:span><text:span text:style-name="T3"> <text:s text:c="3"/>-</text:span><text:span text:style-name="T4">15.500000</text:span><text:span text:style-name="T3"> <text:s text:c="4"/></text:span><text:span text:style-name="T4">120.500000</text:span></text:p>
      <text:p text:style-name="P21"/>
      <text:p text:style-name="P23">Unfortunately, one of your inputs is invalid. <text:s/>Please run this program again.</text:p>
      <text:p text:style-name="P11"/>
      <text:p text:style-name="P19">The driver received this number 0.0000 and will simply keep it.</text:p>
      <text:p text:style-name="P12"/>
      <text:p text:style-name="P19">An integer zero will now be sent to the operating system. <text:s/>Have a good day. <text:s/>Bye</text:p>
      <text:p text:style-name="P12"/>
      <text:p text:style-name="P12"/>
      <text:p text:style-name="P12"/>
      <text:p text:style-name="P17">Color legend</text:p>
      <text:p text:style-name="P17"><text:span text:style-name="T11">Yellow</text:span>: driver</text:p>
      <text:p text:style-name="P17"><text:span text:style-name="T12">Green</text:span>: <text:s/>X86</text:p>
      <text:p text:style-name="P24"><text:span text:style-name="T14">Blue</text:span>: <text:s text:c="2"/>keyboard (stdin)</text:p>
      <text:p text:style-name="P12"/>
      <text:p text:style-name="P12"/>
      <text:p text:style-name="P24">Replace John Coffee’s name with your own name.</text:p>
      <text:p text:style-name="P24"/>
      <text:p text:style-name="P24">Replace the old date with the date you made this program.</text:p>
      <text:p text:style-name="P24"/>
      <text:p text:style-name="P37">All inputs into this program are positive 64-bit float numbers. <text:s/>Negative numbers must rejected.</text:p>
      <text:p text:style-name="P32">Prepare your programming environment.</text:p>
      <text:p text:style-name="P12"/>
      <text:p text:style-name="P12">We use open source free tools only for programming. <text:s text:c="2"/>Choose one of the following to become your home for programming.</text:p>
      <text:p text:style-name="P12"/>
      <text:p text:style-name="P12">1. <text:s/>Tuffix. <text:s/>If you are a continuing student at CSUF this is probably your easiest choice. <text:s/>You are already familiar with <text:span text:style-name="T9">Tuffix as a platform for programming using other language. <text:s/>You may continue with Tuffix for this course.</text:span></text:p>
      <text:p text:style-name="P12"/>
      <text:p text:style-name="P12"/>
      <text:p text:style-name="P13">2. <text:s text:c="2"/>WSL. <text:s/>Windows 10 and I assume Windows 11 both have an open source Linux system built in. <text:s/>The only thing for you to do is to activate it. <text:s/>Do a web search for Microsoft + WSL + activate to find many sources of assistance for using WSL.</text:p>
      <text:p text:style-name="P13"/>
      <text:p text:style-name="P13">After you have activated WSL then enter the following commands into the shell:</text:p>
      <text:p text:style-name="P13"/>
      <text:p text:style-name="P13"><text:tab/>sudo apt <text:s/>update</text:p>
      <text:p text:style-name="P13"><text:tab/>sudo apt <text:s/>install <text:s/>nasm</text:p>
      <text:p text:style-name="P13"><text:tab/>sudo apt <text:s/>install <text:s/>g++</text:p>
      <text:p text:style-name="P13"/>
      <text:p text:style-name="P13">Find a convenient editor like mousepad, gedit, atom, vim, or any other text editor that you like. <text:s/>Use that editor for programming. <text:s/>You ready to do.</text:p>
      <text:p text:style-name="P13"/>
      <text:p text:style-name="P13"/>
      <text:p text:style-name="P13">3. <text:s text:c="2"/>Customized distro. <text:s/>This choice is for the specialist. <text:s text:c="2"/>Choose one of the Linux distributions that appeals to you. <text:s/>You can find information on the top 100 Linuxes at www.distrowatch.com. <text:s text:c="2"/>Read about the many different choices and pick one that appeals to you. <text:s text:c="2"/>Down load you<text:span text:style-name="T19">r</text:span> selected distro and install it on a computer you own. <text:s text:c="2"/><text:span text:style-name="T10">Th</text:span><text:span text:style-name="T19">e</text:span><text:span text:style-name="T10"> professor of 240 does not mandate a specific Linux; </text:span><text:span text:style-name="T19">however, t</text:span><text:span text:style-name="T10">here is one recommendation: Choose a Linux that employs the Debian repository system of software. <text:s text:c="2"/>Since most of your classmates will be using the Debian system you might as well remain compatible with other students in this class. <text:s/>You will be in a better position to get help from classmates and from teaching assistants and from SI leaders if your platform is closely compatible with everyone else’s platform.</text:span></text:p>
      <text:p text:style-name="P12"/>
      <text:p text:style-name="P12"/>
      <text:p text:style-name="P12"/>
      <text:p text:style-name="P14">Selecting your programming platform is a personal decision. <text:s/>The professor of 240 does not tell you where to program. <text:s/>The only advice is to stay in the Debian family of operating systems.</text:p>
      <text:p text:style-name="P33">Modular construction</text:p>
      <text:p text:style-name="P15"/>
      <text:p text:style-name="P15">This program will have two files. <text:s/>The first one has the generic name “driver”, and the second one could be call “manager”. <text:s/>Here in assignment 1 the driver will call the manager.</text:p>
      <text:p text:style-name="P15"/>
      <text:p text:style-name="P15"/>
      <text:p text:style-name="P15"/>
      <text:p text:style-name="P16"><draw:custom-shape text:anchor-type="paragraph" draw:z-index="0" draw:name="Shape2" draw:style-name="gr5" draw:text-style-name="P43" svg:width="5.504cm" svg:height="2.673cm" svg:x="5.447cm" svg:y="0.051cm"><text:p text:style-name="P1"/><text:p text:style-name="P2">main</text:p><text:p text:style-name="P3"/><text:p text:style-name="P34"><text:span text:style-name="T18">cpp <text:s/></text:span>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g text:anchor-type="paragraph" draw:z-index="1" draw:style-name="gr1"><draw:custom-shape draw:name="Shape2_0" draw:style-name="gr2" draw:text-style-name="P41" svg:width="5.504cm" svg:height="2.673cm" svg:x="5.447cm" svg:y="0.485cm"><text:p text:style-name="P39"><text:span text:style-name="T21"/></text:p><text:p text:style-name="P39"><text:span text:style-name="T21"/></text:p><text:p text:style-name="P39"><text:span text:style-name="T22">compute_triangle</text:span></text:p><text:p text:style-name="P39"><text:span text:style-name="T21"/></text:p><text:p text:style-name="P39"><text:span text:style-name="T21"/></text:p><text:p text:style-name="P40"><text:span text:style-name="T21">X86 <text:s text:c="3"/></text:span></text:p><draw:enhanced-geometry svg:viewBox="0 0 21600 21600" draw:type="rectangle" draw:enhanced-path="M 0 0 L 21600 0 21600 21600 0 21600 0 0 Z N"/></draw:custom-shape><draw:line draw:name="Shape1" draw:style-name="gr3" draw:text-style-name="P42" svg:x1="8.384cm" svg:y1="-1.171cm" svg:x2="8.437cm" svg:y2="0.485cm"><text:p/></draw:line><draw:custom-shape draw:name="Shape2_1" draw:style-name="gr4" draw:text-style-name="P41" svg:width="4.869cm" svg:height="1.969cm" svg:x="12.485cm" svg:y="-3.854cm"><text:p text:style-name="P39"><text:span text:style-name="T23"/></text:p><text:p text:style-name="P39"><text:span text:style-name="T24"/></text:p><text:p text:style-name="P39"><text:span text:style-name="T22">r.sh</text:span></text:p><text:p text:style-name="P40"><text:span text:style-name="T21"/></text:p><text:p text:style-name="P40"><text:span text:style-name="T21">Bash <text:s text:c="3"/></text:span></text:p><draw:enhanced-geometry svg:viewBox="0 0 21600 21600" draw:type="rectangle" draw:enhanced-path="M 0 0 L 21600 0 21600 21600 0 21600 0 0 Z N"/></draw:custom-shap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The main function is written in C++. <text:s/>The function that does all the work, compute_triangle, is written in X86, and the director function (which is not really a function) is written in bash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Timeline</text:p>
      <text:p text:style-name="P27"/>
      <text:p text:style-name="P27">February 8, 2022 @ 11:59pm</text:p>
      <text:p text:style-name="P27"/>
      <text:p text:style-name="P27">After this date this practice exercise will have expired and the class will move on to other current subjects. <text:s/><text:span text:style-name="T19">You need to move ahead with the class.</text:span></text:p>
      <text:p text:style-name="P27"/>
      <text:p text:style-name="P27"/>
      <text:p text:style-name="P38"><text:span text:style-name="T7">Software. <text:s/>This document was created by “Libre Office Writer” word processor </text:span><text:span text:style-name="T8">and saved in the open source format known as “odt”. <text:s/>You may obtain a free copy of Libre Office here: <text:s/></text:span><text:span text:style-name="T17">https://www.libreoffice.org/download/download/ .</text:span><text:span text:style-name="T16"> <text:s/>Ther</text:span><text:span text:style-name="T7">e are versions available for Macs, Windows, and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61" meta:word-count="927" meta:character-count="5485" meta:non-whitespace-character-count="4525"/>
  </office:meta>
</office:document-meta>
</file>